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c46c" officeooo:paragraph-rsid="000ec46c"/>
    </style:style>
    <style:style style:name="P2" style:family="paragraph" style:parent-style-name="Standard">
      <style:text-properties officeooo:rsid="000ec46c" officeooo:paragraph-rsid="000ec46c"/>
    </style:style>
    <style:style style:name="P3" style:family="paragraph" style:parent-style-name="Standard">
      <style:text-properties officeooo:rsid="000ec46c" officeooo:paragraph-rsid="00119378"/>
    </style:style>
    <style:style style:name="P4" style:family="paragraph" style:parent-style-name="Standard">
      <style:text-properties officeooo:rsid="001201a2" officeooo:paragraph-rsid="001201a2"/>
    </style:style>
    <style:style style:name="P5" style:family="paragraph" style:parent-style-name="Standard">
      <style:text-properties officeooo:rsid="001a01e5" officeooo:paragraph-rsid="0013a048"/>
    </style:style>
    <style:style style:name="P6" style:family="paragraph" style:parent-style-name="Standard">
      <style:text-properties officeooo:rsid="001b406f" officeooo:paragraph-rsid="001b406f"/>
    </style:style>
    <style:style style:name="P7" style:family="paragraph" style:parent-style-name="Standard">
      <style:text-properties officeooo:rsid="001d3262" officeooo:paragraph-rsid="001d3262"/>
    </style:style>
    <style:style style:name="P8" style:family="paragraph" style:parent-style-name="Text_20_body">
      <style:text-properties officeooo:rsid="001b406f" officeooo:paragraph-rsid="001b406f"/>
    </style:style>
    <style:style style:name="P9" style:family="paragraph" style:parent-style-name="Heading_20_3">
      <style:text-properties officeooo:rsid="00119378" officeooo:paragraph-rsid="00119378"/>
    </style:style>
    <style:style style:name="P10" style:family="paragraph" style:parent-style-name="Heading_20_3">
      <style:text-properties officeooo:rsid="001d3262" officeooo:paragraph-rsid="00259cba"/>
    </style:style>
    <style:style style:name="P11" style:family="paragraph" style:parent-style-name="Standard" style:list-style-name="L1">
      <style:text-properties officeooo:rsid="0025335d" officeooo:paragraph-rsid="0025335d"/>
    </style:style>
    <style:style style:name="P12" style:family="paragraph" style:parent-style-name="Standard">
      <style:text-properties officeooo:rsid="001b406f" officeooo:paragraph-rsid="001b406f"/>
    </style:style>
    <style:style style:name="P1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ed203"/>
    </style:style>
    <style:style style:name="T2" style:family="text">
      <style:text-properties officeooo:rsid="000ec46c"/>
    </style:style>
    <style:style style:name="T3" style:family="text">
      <style:text-properties officeooo:rsid="001b406f"/>
    </style:style>
    <style:style style:name="T4" style:family="text">
      <style:text-properties officeooo:rsid="001de9b1"/>
    </style:style>
    <style:style style:name="T5" style:family="text">
      <style:text-properties officeooo:rsid="001fff35"/>
    </style:style>
    <style:style style:name="T6" style:family="text">
      <style:text-properties officeooo:rsid="00237d90"/>
    </style:style>
    <style:style style:name="T7" style:family="text">
      <style:text-properties officeooo:rsid="00246c8b"/>
    </style:style>
    <style:style style:name="T8" style:family="text">
      <style:text-properties officeooo:rsid="00249c04"/>
    </style:style>
    <style:style style:name="T9" style:family="text">
      <style:text-properties officeooo:rsid="0025051c"/>
    </style:style>
    <style:style style:name="T10" style:family="text">
      <style:text-properties officeooo:rsid="001f8e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T<text:span text:style-name="T5">P</text:span> <text:span text:style-name="T4">1</text:span> <text:span text:style-name="T2">— Modélisation de </text:span>Bases de Données</text:h>
      <text:p text:style-name="P2"/>
      <text:p text:style-name="P2">Le but de ce T<text:span text:style-name="T6">P</text:span> est de <text:span text:style-name="T3">modéliser une base de données pour un système d’emplois du temps, en prenant en compte : les étudiants, les salles, les cours, les enseignants…</text:span></text:p>
      <text:p text:style-name="P2"/>
      <text:h text:style-name="P9" text:outline-level="3">Question 0. <text:span text:style-name="T3">Modélisation conceptuelle</text:span></text:h>
      <text:p text:style-name="P8"><text:span text:style-name="T7">Définir les entités et les attributs utile. P</text:span>récis<text:span text:style-name="T7">er</text:span> le type <text:span text:style-name="T7">des attributs </text:span>et s’ils sont unique ou non.</text:p>
      <text:p text:style-name="P3"/>
      <text:h text:style-name="Heading_20_3" text:outline-level="3">Question 1. <text:span text:style-name="T3">Diagramme conceptuelle</text:span></text:h>
      <text:p text:style-name="P6">Identifier les relations entre les entités et faite un diagramme avec. Précisez bien la cardinalité de chaque relations.</text:p>
      <text:p text:style-name="P4"/>
      <text:h text:style-name="Heading_20_3" text:outline-level="3">Question 2. <text:span text:style-name="T3">Diagramme logique</text:span></text:h>
      <text:p text:style-name="P6">Déduisez le diagramme logique de votre modèle conceptuel.</text:p>
      <text:p text:style-name="P4"/>
      <text:h text:style-name="Heading_20_3" text:outline-level="3">Question 3. <text:span text:style-name="T3">Modélisation Physique</text:span></text:h>
      <text:p text:style-name="P6">Écrivez le code SQL nécessaire pour <text:span text:style-name="T8">créer les table de </text:span>votre système.</text:p>
      <text:p text:style-name="P6"/>
      <text:h text:style-name="P10" text:outline-level="3">Question <text:span text:style-name="T10">4</text:span>. <text:span text:style-name="T10">Utilisation de la base</text:span></text:h>
      <text:p text:style-name="P7"><text:span text:style-name="T9">Ajouter des données et t</text:span>estez-le :</text:p>
      <text:list xml:id="list3379149726" text:style-name="L1">
        <text:list-item>
          <text:p text:style-name="P11">Pour un étudiant donné : la liste les cours auquel il est inscrit</text:p>
        </text:list-item>
        <text:list-item>
          <text:p text:style-name="P11">Pour un cours donné : la liste des étudiants inscrit trié par ordre alphabétique</text:p>
        </text:list-item>
        <text:list-item>
          <text:p text:style-name="P11">Pour une salle donnée : la liste de séances de cours trié par ordre chronologique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writing-mode="page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46c" officeooo:paragraph-rsid="000ec46c"/>
    </style:style>
    <style:style style:name="MT1" style:family="text">
      <style:text-properties officeooo:rsid="001ed2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D <text:span text:style-name="MT1">1</text:span> — Bases de Donné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aël Martel</meta:initial-creator>
    <meta:creation-date>2013-09-19T10:37:10</meta:creation-date>
    <meta:generator>LibreOffice/5.4.1.2$Linux_X86_64 LibreOffice_project/40m0$Build-2</meta:generator>
    <dc:date>2017-11-16T22:05:53.113206101</dc:date>
    <dc:creator>Nathanaël Martel</dc:creator>
    <meta:editing-duration>PT3H32M32S</meta:editing-duration>
    <meta:editing-cycles>23</meta:editing-cycles>
    <meta:document-statistic meta:table-count="0" meta:image-count="0" meta:object-count="0" meta:page-count="1" meta:paragraph-count="16" meta:word-count="172" meta:character-count="1007" meta:non-whitespace-character-count="852"/>
  </office:meta>
</office:document-meta>
</file>